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3cm" fo:min-width="2.281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 style:font-size-asian="9pt" style:font-size-complex="9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font-size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55cm" svg:height="1.787cm" svg:x="3.208cm" svg:y="5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7.55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1.957cm" svg:y="6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6.149cm" svg:y="5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3" draw:layer="layout" svg:x1="8.948cm" svg:y1="4.616cm" svg:x2="9.502cm" svg:y2="5.002cm">
            <text:p/>
          </draw:line>
          <draw:line draw:style-name="gr2" draw:text-style-name="P3" draw:layer="layout" svg:x1="9.038cm" svg:y1="4.62cm" svg:x2="8.43cm" svg:y2="5.002cm">
            <text:p/>
          </draw:line>
        </draw:g>
        <draw:g>
          <draw:line draw:style-name="gr2" draw:text-style-name="P3" draw:layer="layout" svg:x1="13.24cm" svg:y1="4.552cm" svg:x2="13.794cm" svg:y2="4.938cm">
            <text:p/>
          </draw:line>
          <draw:line draw:style-name="gr2" draw:text-style-name="P3" draw:layer="layout" svg:x1="13.33cm" svg:y1="4.556cm" svg:x2="12.722cm" svg:y2="4.938cm">
            <text:p/>
          </draw:line>
        </draw:g>
        <draw:line draw:style-name="gr3" draw:text-style-name="P3" draw:layer="layout" svg:x1="8.971cm" svg:y1="4.757cm" svg:x2="8.987cm" svg:y2="6.973cm">
          <text:p/>
        </draw:line>
        <draw:line draw:style-name="gr3" draw:text-style-name="P3" draw:layer="layout" svg:x1="13.312cm" svg:y1="4.725cm" svg:x2="13.328cm" svg:y2="6.941cm">
          <text:p/>
        </draw:line>
        <draw:frame draw:style-name="gr4" draw:text-style-name="P4" draw:layer="layout" svg:width="2.428cm" svg:height="0.806cm" svg:x="7.78cm" svg:y="6.906cm">
          <draw:text-box>
            <text:p><text:span text:style-name="T1">IOCOMx</text:span></text:p>
          </draw:text-box>
        </draw:frame>
        <draw:frame draw:style-name="gr4" draw:text-style-name="P4" draw:layer="layout" svg:width="2.428cm" svg:height="0.806cm" svg:x="12.22cm" svg:y="6.874cm">
          <draw:text-box>
            <text:p><text:span text:style-name="T1">IOCOMx</text:span></text:p>
          </draw:text-box>
        </draw:frame>
        <draw:frame draw:style-name="gr4" draw:text-style-name="P4" draw:layer="layout" svg:width="2.428cm" svg:height="0.806cm" svg:x="3.332cm" svg:y="4.145cm">
          <draw:text-box>
            <text:p><text:span text:style-name="T1">I</text:span><text:span text:style-name="T1">O</text:span><text:span text:style-name="T1">C</text:span><text:span text:style-name="T1">O</text:span><text:span text:style-name="T1">M</text:span><text:span text:style-name="T1">x</text:span></text:p>
          </draw:text-box>
        </draw:frame>
        <draw:frame draw:style-name="gr4" draw:text-style-name="P4" draw:layer="layout" svg:width="2.428cm" svg:height="0.806cm" svg:x="16.388cm" svg:y="4.229cm">
          <draw:text-box>
            <text:p><text:span text:style-name="T1">I</text:span><text:span text:style-name="T1">O</text:span><text:span text:style-name="T1">C</text:span><text:span text:style-name="T1">O</text:span><text:span text:style-name="T1">M</text:span><text:span text:style-name="T1">x</text:span></text:p>
          </draw:text-box>
        </draw:frame>
        <draw:line draw:style-name="gr3" draw:text-style-name="P3" draw:layer="layout" svg:x1="6.161cm" svg:y1="6.427cm" svg:x2="6.835cm" svg:y2="6.43cm">
          <text:p/>
        </draw:line>
        <draw:line draw:style-name="gr3" draw:text-style-name="P3" draw:layer="layout" svg:x1="15.462cm" svg:y1="6.364cm" svg:x2="16.145cm" svg:y2="6.354cm">
          <text:p/>
        </draw:line>
        <draw:frame draw:style-name="gr5" draw:text-style-name="P5" draw:layer="layout" svg:width="2.265cm" svg:height="0.645cm" svg:x="8.152cm" svg:y="3.659cm">
          <draw:text-box>
            <text:p><text:span text:style-name="T2">A</text:span><text:span text:style-name="T2">n</text:span><text:span text:style-name="T2">t</text:span><text:span text:style-name="T2">e</text:span><text:span text:style-name="T2">n</text:span><text:span text:style-name="T2">n</text:span><text:span text:style-name="T2">a</text:span></text:p>
          </draw:text-box>
        </draw:frame>
        <draw:frame draw:style-name="gr5" draw:text-style-name="P5" draw:layer="layout" svg:width="2.231cm" svg:height="0.645cm" svg:x="12.388cm" svg:y="3.783cm">
          <draw:text-box>
            <text:p><text:span text:style-name="T2">A</text:span><text:span text:style-name="T2">n</text:span><text:span text:style-name="T2">t</text:span><text:span text:style-name="T2">e</text:span><text:span text:style-name="T2">n</text:span><text:span text:style-name="T2">n</text:span><text:span text:style-name="T2">a</text:span></text:p>
          </draw:text-box>
        </draw:frame>
        <draw:g>
          <draw:line draw:style-name="gr3" draw:text-style-name="P3" draw:layer="layout" svg:x1="9.894cm" svg:y1="2.793cm" svg:x2="9.316cm" svg:y2="3.107cm">
            <text:p/>
          </draw:line>
          <draw:line draw:style-name="gr3" draw:text-style-name="P3" draw:layer="layout" svg:x1="9.514cm" svg:y1="3.352cm" svg:x2="9.315cm" svg:y2="3.104cm">
            <text:p/>
          </draw:line>
          <draw:line draw:style-name="gr3" draw:text-style-name="P3" draw:layer="layout" svg:x1="8.983cm" svg:y1="3.632cm" svg:x2="9.512cm" svg:y2="3.35cm">
            <text:p/>
          </draw:line>
          <draw:line draw:style-name="gr3" draw:text-style-name="P3" draw:layer="layout" svg:x1="9.118cm" svg:y1="3.359cm" svg:x2="8.983cm" svg:y2="3.632cm">
            <text:p/>
          </draw:line>
          <draw:line draw:style-name="gr3" draw:text-style-name="P3" draw:layer="layout" svg:x1="9.279cm" svg:y1="3.673cm" svg:x2="8.981cm" svg:y2="3.632cm">
            <text:p/>
          </draw:line>
        </draw:g>
        <draw:g>
          <draw:line draw:style-name="gr3" draw:text-style-name="P3" draw:layer="layout" svg:x1="13.865cm" svg:y1="2.846cm" svg:x2="13.287cm" svg:y2="3.16cm">
            <text:p/>
          </draw:line>
          <draw:line draw:style-name="gr3" draw:text-style-name="P3" draw:layer="layout" svg:x1="13.485cm" svg:y1="3.405cm" svg:x2="13.286cm" svg:y2="3.157cm">
            <text:p/>
          </draw:line>
          <draw:line draw:style-name="gr3" draw:text-style-name="P3" draw:layer="layout" svg:x1="12.954cm" svg:y1="3.685cm" svg:x2="13.483cm" svg:y2="3.403cm">
            <text:p/>
          </draw:line>
          <draw:line draw:style-name="gr3" draw:text-style-name="P3" draw:layer="layout" svg:x1="13.089cm" svg:y1="3.412cm" svg:x2="12.954cm" svg:y2="3.685cm">
            <text:p/>
          </draw:line>
          <draw:line draw:style-name="gr3" draw:text-style-name="P3" draw:layer="layout" svg:x1="13.25cm" svg:y1="3.726cm" svg:x2="12.952cm" svg:y2="3.685cm">
            <text:p/>
          </draw:line>
        </draw:g>
        <draw:frame draw:style-name="gr6" draw:text-style-name="P6" draw:layer="layout" svg:width="2.34cm" svg:height="0.779cm" svg:x="7.838cm" svg:y="7.807cm">
          <draw:text-box>
            <text:p><text:span text:style-name="T3">TxRx=1</text:span></text:p>
          </draw:text-box>
        </draw:frame>
        <draw:frame draw:style-name="gr6" draw:text-style-name="P6" draw:layer="layout" svg:width="2.514cm" svg:height="0.779cm" svg:x="12.221cm" svg:y="7.789cm">
          <draw:text-box>
            <text:p><text:span text:style-name="T3">TxRx=1</text:span></text:p>
          </draw:text-box>
        </draw:frame>
        <draw:frame draw:style-name="gr7" draw:text-style-name="P7" draw:layer="layout" svg:width="2.619cm" svg:height="0.962cm" svg:x="3.34cm" svg:y="5.764cm">
          <draw:text-box>
            <text:p>Ord # 2</text:p>
          </draw:text-box>
        </draw:frame>
        <draw:frame draw:style-name="gr7" draw:text-style-name="P7" draw:layer="layout" svg:width="2.619cm" svg:height="0.962cm" svg:x="16.307cm" svg:y="5.8cm">
          <draw:text-box>
            <text:p>Ord # 2</text:p>
          </draw:text-box>
        </draw:frame>
        <draw:line draw:style-name="gr3" draw:text-style-name="P3" draw:layer="layout" svg:x1="14.919cm" svg:y1="7.891cm" svg:x2="15.452cm" svg:y2="7.888cm">
          <text:p/>
        </draw:line>
        <draw:line draw:style-name="gr3" draw:text-style-name="P3" draw:layer="layout" svg:x1="6.835cm" svg:y1="7.773cm" svg:x2="7.56cm" svg:y2="7.773cm">
          <text:p/>
        </draw:line>
        <draw:line draw:style-name="gr3" draw:text-style-name="P3" draw:layer="layout" svg:x1="15.495cm" svg:y1="6.334cm" svg:x2="15.478cm" svg:y2="7.889cm">
          <text:p/>
        </draw:line>
        <draw:g>
          <draw:custom-shape draw:style-name="gr8" draw:text-style-name="P2" draw:layer="layout" svg:width="0.192cm" svg:height="0.175cm" svg:x="2.982cm" svg:y="5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0.976cm" svg:height="0.569cm" svg:x="2.136cm" svg:y="5.729cm">
            <draw:text-box>
              <text:p text:style-name="P8"><text:span text:style-name="T4">In 1</text:span></text:p>
            </draw:text-box>
          </draw:frame>
        </draw:g>
        <draw:g>
          <draw:custom-shape draw:style-name="gr10" draw:text-style-name="P10" draw:layer="layout" svg:width="0.192cm" svg:height="0.175cm" svg:x="6.205cm" svg:y="5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196cm" svg:height="0.569cm" svg:x="6.227cm" svg:y="5.682cm">
            <draw:text-box>
              <text:p text:style-name="P8"><text:span text:style-name="T4">Out 1</text:span></text:p>
            </draw:text-box>
          </draw:frame>
        </draw:g>
        <draw:g>
          <draw:custom-shape draw:style-name="gr10" draw:text-style-name="P10" draw:layer="layout" svg:width="0.192cm" svg:height="0.175cm" svg:x="19.103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196cm" svg:height="0.569cm" svg:x="19.125cm" svg:y="5.799cm">
            <draw:text-box>
              <text:p text:style-name="P8"><text:span text:style-name="T4">Out 1</text:span></text:p>
            </draw:text-box>
          </draw:frame>
        </draw:g>
        <draw:g>
          <draw:custom-shape draw:style-name="gr8" draw:text-style-name="P2" draw:layer="layout" svg:width="0.192cm" svg:height="0.175cm" svg:x="15.964cm" svg:y="5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0.976cm" svg:height="0.569cm" svg:x="15.118cm" svg:y="5.631cm">
            <draw:text-box>
              <text:p text:style-name="P8"><text:span text:style-name="T4">In 1</text:span></text:p>
            </draw:text-box>
          </draw:frame>
        </draw:g>
        <draw:line draw:style-name="gr11" draw:text-style-name="P3" draw:layer="layout" svg:x1="19.794cm" svg:y1="6.367cm" svg:x2="19.794cm" svg:y2="10.98cm">
          <text:p/>
        </draw:line>
        <draw:line draw:style-name="gr12" draw:text-style-name="P3" draw:layer="layout" svg:x1="19.761cm" svg:y1="10.947cm" svg:x2="2.629cm" svg:y2="11.047cm">
          <text:p/>
        </draw:line>
        <draw:line draw:style-name="gr13" draw:text-style-name="P3" draw:layer="layout" svg:x1="2.646cm" svg:y1="10.964cm" svg:x2="2.629cm" svg:y2="6.218cm">
          <text:p/>
        </draw:line>
        <draw:line draw:style-name="gr3" draw:text-style-name="P3" draw:layer="layout" svg:x1="6.813cm" svg:y1="6.416cm" svg:x2="6.828cm" svg:y2="7.78cm">
          <text:p/>
        </draw:line>
        <draw:frame draw:style-name="gr14" draw:text-style-name="P11" draw:layer="layout" svg:width="5.183cm" svg:height="0.962cm" svg:x="8.748cm" svg:y="9.807cm">
          <draw:text-box>
            <text:p>Feedback Path</text:p>
          </draw:text-box>
        </draw:frame>
        <draw:frame draw:style-name="gr9" draw:text-style-name="P13" draw:layer="layout" svg:width="1.319cm" svg:height="0.683cm" draw:transform="rotate (1.58109376938166) translate (6.173cm 8.214cm)">
          <draw:text-box>
            <text:p text:style-name="P12"><text:span text:style-name="T5">C</text:span><text:span text:style-name="T5">A</text:span><text:span text:style-name="T5">N</text:span></text:p>
          </draw:text-box>
        </draw:frame>
        <draw:frame draw:style-name="gr9" draw:text-style-name="P13" draw:layer="layout" svg:width="1.319cm" svg:height="0.683cm" draw:transform="rotate (1.58109376938166) translate (15.408cm 8.134cm)">
          <draw:text-box>
            <text:p text:style-name="P12"><text:span text:style-name="T5">C</text:span><text:span text:style-name="T5">A</text:span><text:span text:style-name="T5">N</text:span></text:p>
          </draw:text-box>
        </draw:frame>
        <draw:frame draw:style-name="gr5" draw:text-style-name="P15" draw:layer="layout" svg:width="1.637cm" svg:height="0.645cm" svg:x="18.098cm" svg:y="7.501cm">
          <draw:text-box>
            <text:p text:style-name="P14">Relay</text:p>
          </draw:text-box>
        </draw:frame>
        <draw:frame draw:style-name="gr5" draw:text-style-name="P15" draw:layer="layout" svg:width="1.839cm" svg:height="0.645cm" svg:x="2.673cm" svg:y="7.807cm">
          <draw:text-box>
            <text:p text:style-name="P14">Switc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3:16:28.064038491</meta:creation-date>
    <dc:date>2021-11-01T11:09:44.666724499</dc:date>
    <meta:editing-duration>PT43M36S</meta:editing-duration>
    <meta:editing-cycles>21</meta:editing-cycles>
    <meta:generator>LibreOffice/7.1.6.2$Linux_X86_64 LibreOffice_project/10$Build-2</meta:generator>
    <meta:document-statistic meta:object-count="60"/>
  </office:meta>
</office:document-meta>
</file>